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15.118316325436" calcext:value-type="float">
            <text:p>715.118316325436</text:p>
          </table:table-cell>
        </table:table-row>
        <table:table-row table:style-name="ro1">
          <table:table-cell office:value-type="float" office:value="718.597298074159" calcext:value-type="float">
            <text:p>718.597298074159</text:p>
          </table:table-cell>
        </table:table-row>
        <table:table-row table:style-name="ro1">
          <table:table-cell office:value-type="float" office:value="701.154099648021" calcext:value-type="float">
            <text:p>701.154099648021</text:p>
          </table:table-cell>
        </table:table-row>
        <table:table-row table:style-name="ro1">
          <table:table-cell office:value-type="float" office:value="700.074207866034" calcext:value-type="float">
            <text:p>700.074207866034</text:p>
          </table:table-cell>
        </table:table-row>
        <table:table-row table:style-name="ro1">
          <table:table-cell office:value-type="float" office:value="721.172915629981" calcext:value-type="float">
            <text:p>721.172915629981</text:p>
          </table:table-cell>
        </table:table-row>
        <table:table-row table:style-name="ro1">
          <table:table-cell office:value-type="float" office:value="699.393625726495" calcext:value-type="float">
            <text:p>699.393625726495</text:p>
          </table:table-cell>
        </table:table-row>
        <table:table-row table:style-name="ro1">
          <table:table-cell office:value-type="float" office:value="698.880393609438" calcext:value-type="float">
            <text:p>698.880393609438</text:p>
          </table:table-cell>
        </table:table-row>
        <table:table-row table:style-name="ro1">
          <table:table-cell office:value-type="float" office:value="718.597298074159" calcext:value-type="float">
            <text:p>718.597298074159</text:p>
          </table:table-cell>
        </table:table-row>
        <table:table-row table:style-name="ro1">
          <table:table-cell office:value-type="float" office:value="703.403064023747" calcext:value-type="float">
            <text:p>703.403064023747</text:p>
          </table:table-cell>
        </table:table-row>
        <table:table-row table:style-name="ro1">
          <table:table-cell office:value-type="float" office:value="702.281713286468" calcext:value-type="float">
            <text:p>702.281713286468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07.867293226394" calcext:value-type="float">
            <text:p>707.867293226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53:13.164020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53:25.914881727</dc:date>
    <dc:creator>Davide Ancona</dc:creator>
    <meta:editing-duration>PT7M48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